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4"/>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source Manager</text:h>
      <text:list xml:id="list3299236962148342722" text:style-name="L1">
        <text:list-item>
          <text:p text:style-name="P1">Tar emot ett Request uppifrån som vill allokera resurser och avgör om det är CPU- eller Memory-dominant.</text:p>
        </text:list-item>
        <text:list-item>
          <text:p text:style-name="P1">Den slumpar 4 &gt;= grannar som den skickar ett resourse resources Reqest (rr.Request) till, men amount Mem/Cpu, samt sätter en timeout på dessa meddelanden.</text:p>
        </text:list-item>
        <text:list-item>
          <text:p text:style-name="P1">När den tar emor ett rs.Request svarar den om den kan allokera (att available cpu,mem passar samt kö.size == 0) med ett rr.Response</text:p>
        </text:list-item>
        <text:list-item>
          <text:p text:style-name="P1">När den tar emot ett rr.Response, lägger den in det i datastrukturen responces med nyckeln msg.Id. Om det var det sista Responcet kollar vi fall den bästa har möjlighet att allokera resurserna. Om den kan allokera,skickar den ett allokeringsmeddelande till den bästa kandidaten, annars (alla andra är sämre) skickar vi ett search Request (s.Request) till den.</text:p>
        </text:list-item>
        <text:list-item>
          <text:p text:style-name="P1">Om ett rs.Request får timeout, försöker vi allokera mot den hittills bästa (om den redan skickats är den null och det görs inget), har ingen svarat så skickar vi en ny runda rs.Requests, då till ett ny slumpad mängd grannar.</text:p>
        </text:list-item>
        <text:list-item>
          <text:p text:style-name="P1">När vi tar emot ett rr.Allocate så allokerar vi de efterfrågade resurserna eller lägger requestet på en kö.</text:p>
        </text:list-item>
      </text:list>
      <text:p text:style-name="Standard"/>
      <text:p text:style-name="Standard"><text:tab/><text:span text:style-name="T1">Search</text:span></text:p>
      <text:list xml:id="list6270110702600225457" text:style-name="L2">
        <text:list-item>
          <text:p text:style-name="P2">Vi skickar s.Request till den bästa ifrån en power of 4 sökning, om den inte kan allokera de resurser vi begär. S.Request talar om vilken gradient den ska söka i och vi <text:s/>sätter en timeout på detta s.Request.</text:p>
        </text:list-item>
        <text:list-item>
          <text:p text:style-name="P2">När vi tagit emot ett s.Request skickar vi tillbaka ett s.Response som innehåller våra resurser, samt den bästa pekaren ur (vår) rätt gradient. </text:p>
          <text:p text:style-name="P2"/>
        </text:list-item>
        <text:list-item>
          <text:p text:style-name="P2">När vi tar emot en s.Responce kollar vi de resurser som skickats med om de räcker, varpå vi allokerar den senaste noden. Annars frågar vi den medskickade grannens. Detta görs itterativt tills vi hittat en nod som har tillräckligt mycket resurser.</text:p>
        </text:list-item>
        <text:list-item>
          <text:p text:style-name="P2">När vi tar emot ett Timeout for ett s.request, så skickar vi ett ra.Allocate till den bästa i search datastrukturen som matchar id:t om den finns en. Annars skickas en ny power of 4 fråga.</text:p>
        </text:list-item>
      </text:list>
      <text:h text:style-name="Heading_20_1" text:outline-level="1">Tman</text:h>
      <text:list xml:id="list5802200985954762800" text:style-name="L4">
        <text:list-item>
          <text:p text:style-name="P3">Tman skickar en lista med noder till rm, vilken är sorterad med "bästa" på lägsta index.</text:p>
        </text:list-item>
        <text:list-item>
          <text:p text:style-name="P3">Den listan Tman skickar väljer de bästa efter de noder som har "närmast liggande available resourses " dvs min(|a – b|). Om de dock har en kö med size &gt; 0 räknas de ut på en gång.</text:p>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2M8S</meta:editing-duration>
    <meta:editing-cycles>3</meta:editing-cycles>
    <meta:generator>OpenOffice/4.0.1$Win32 OpenOffice.org_project/401m5$Build-9714</meta:generator>
    <dc:date>2014-05-16T14:20:15.28</dc:date>
    <meta:document-statistic meta:table-count="0" meta:image-count="0" meta:object-count="0" meta:page-count="1" meta:paragraph-count="15" meta:word-count="384" meta:character-count="2170"/>
    <dc:creator>sdgs gsdg</dc:creator>
    <meta:user-defined meta:name="Info 1"/>
    <meta:user-defined meta:name="Info 2"/>
    <meta:user-defined meta:name="Info 3"/>
    <meta:user-defined meta:name="Info 4"/>
  </office:meta>
</office:document-meta>
</file>